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D0000000D2D1BB181.png"/>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159.98mm" fo:margin-left="5.22mm" fo:margin-right="4.8mm" fo:margin-top="4.99mm" fo:margin-bottom="10mm" table:align="margins" style:shadow="none"/>
    </style:style>
    <style:style style:name="Table2.A" style:family="table-column">
      <style:table-column-properties style:column-width="11.82mm" style:rel-column-width="670*"/>
    </style:style>
    <style:style style:name="Table2.B" style:family="table-column">
      <style:table-column-properties style:column-width="148.17mm" style:rel-column-width="8400*"/>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10mm" table:align="margins" style:shadow="none"/>
    </style:style>
    <style:style style:name="Table3.A" style:family="table-column">
      <style:table-column-properties style:column-width="11.82mm" style:rel-column-width="670*"/>
    </style:style>
    <style:style style:name="Table3.B" style:family="table-column">
      <style:table-column-properties style:column-width="148.17mm" style:rel-column-width="8400*"/>
    </style:style>
    <style:style style:name="Table3.A1" style:family="table-cell">
      <style:table-cell-properties fo:padding="0.97mm" fo:border="none"/>
    </style:style>
    <style:style style:name="Table3.B1" style:family="table-cell">
      <style:table-cell-properties fo:padding="0.97mm" fo:border="0.02mm solid #000000"/>
    </style:style>
    <style:style style:name="P1" style:family="paragraph" style:parent-style-name="Darktable_20_text" style:list-style-name="L1"/>
    <style:style style:name="P2" style:family="paragraph" style:parent-style-name="Darktable_20_text">
      <style:paragraph-properties fo:margin-top="0mm" fo:margin-bottom="2.12mm"/>
    </style:style>
    <style:style style:name="P3" style:family="paragraph" style:parent-style-name="Darktable_20_heading_20_1" style:list-style-name=""/>
    <style:style style:name="P4" style:family="paragraph" style:parent-style-name="Table_20_Contents">
      <style:text-properties fo:font-size="11pt"/>
    </style:style>
    <style:style style:name="P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ize="11pt" fo:font-style="italic" style:font-style-asian="italic" style:font-style-complex="italic"/>
    </style:style>
    <style:style style:name="T2" style:family="text">
      <style:text-properties fo:background-color="#ffff00"/>
    </style:style>
    <style:style style:name="T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text:p>
      <text:p text:style-name="Darktable_20_text">Some concepts have been already introduced in the tutorial, this chapter will describe in more details all how to access all darktable features and functionality.</text:p>
      <text:h text:style-name="P3" text:outline-level="2">Darktable Views</text:h>
      <text:p text:style-name="Text_20_body">Darktable consists of three views, also called modes: lighttable view, darkroom view and camera tethering view. This section describes the first two, as they are the ones we spend most of our time. The latter view, tethering, will be presented later in the manual in the more advanced topics.</text:p>
      <text:h text:style-name="Heading_20_1" text:outline-level="1"><draw:frame draw:style-name="fr1" draw:name="Frame1" text:anchor-type="paragraph" svg:x="0.53mm" svg:y="4.23mm" svg:width="170mm" draw:z-index="0"><draw:text-box fo:min-height="108.66mm"><text:p text:style-name="Darktable_20_caption"><draw:frame draw:style-name="fr4" draw:name="graphics1" text:anchor-type="paragraph" svg:x="0.04mm" svg:y="0.02mm" svg:width="170mm" style:rel-width="100%" svg:height="108.66mm" style:rel-height="scale" draw:z-index="1"><draw:image xlink:href="../images/lighttable1.png" xlink:type="simple" xlink:show="embed" xlink:actuate="onLoad"/></draw:frame>Figure <text:sequence text:ref-name="refFigure12"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ext:soft-page-break/>device that is used to review photographic film or artwork placed on top of it. It provides even illumination of 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has five different sections, highlighted in <text:sequence-ref text:reference-format="category-and-value" text:ref-name="refFigure12">Figure 1</text:sequence-ref>: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4"><draw:frame draw:style-name="fr8" draw:name="graphics5" text:anchor-type="char" svg:width="6.77mm" svg:height="6.77mm" draw:z-index="5"><draw:image xlink:href="Pictures/100002010000008000000080D45F7F9D.png" xlink:type="simple" xlink:show="embed" xlink:actuate="onLoad"/></draw:frame></text:p>
          </table:table-cell>
          <table:table-cell table:style-name="Table2.B1" office:value-type="string">
            <text:p text:style-name="P4">Press <text:span text:style-name="Darktable_20_emphasis">F11</text:span> to goes full-screen so that all window decorations will be hidden and darktable expands to all available space. Press <text:span text:style-name="Darktable_20_emphasis">F11</text:span> again to return to the normal window.</text:p>
            <text:p text:style-name="P4"/>
            <text:p text:style-name="P4">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4"><draw:frame draw:style-name="fr8" draw:name="graphics6" text:anchor-type="char" svg:width="6.77mm" svg:height="6.77mm" draw:z-index="6"><draw:image xlink:href="Pictures/100002010000008000000080D45F7F9D.png" xlink:type="simple" xlink:show="embed" xlink:actuate="onLoad"/></draw:frame></text:p>
          </table:table-cell>
          <table:table-cell table:style-name="Table3.B1" office:value-type="string">
            <text:p text:style-name="P4">The top, bottom, left and right panels can be collapsed pressing the small arrow on the border of the panel (<draw:frame draw:style-name="fr6" draw:name="graphics7" text:anchor-type="as-char" svg:y="-3.7mm" svg:width="2.65mm" svg:height="5.29mm" draw:z-index="8"><draw:image xlink:href="../../../symbols/toogle-left-panel.png" xlink:type="simple" xlink:show="embed" xlink:actuate="onLoad" draw:filter-name="&lt;All formats&gt;"/></draw:frame><draw:frame draw:style-name="fr9" draw:name="graphics9" text:anchor-type="as-char" svg:y="-3.7mm" svg:width="2.65mm" svg:height="5.29mm" draw:z-index="10"><draw:image xlink:href="../../../symbols/toogle-right-panel.png" xlink:type="simple" xlink:show="embed" xlink:actuate="onLoad" draw:filter-name="&lt;All formats&gt;"/></draw:frame><draw:frame draw:style-name="fr7" draw:name="graphics8" text:anchor-type="as-char" svg:width="5.29mm" svg:height="2.65mm" draw:z-index="7"><draw:image xlink:href="../../../symbols/toogle-top-panel.png" xlink:type="simple" xlink:show="embed" xlink:actuate="onLoad" draw:filter-name="&lt;All formats&gt;"/></draw:frame><draw:frame draw:style-name="fr7" draw:name="graphics10" text:anchor-type="as-char" svg:width="5.29mm" svg:height="2.65mm" draw:z-index="9"><draw:image xlink:href="../../../symbols/toogle-bottom-panel.png" xlink:type="simple" xlink:show="embed" xlink:actuate="onLoad" draw:filter-name="&lt;All formats&gt;"/></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3">Figure 2</text:sequence-ref>.</text:p>
      <text:p text:style-name="Darktable_20_text"><draw:frame draw:style-name="fr2" draw:name="Frame2" text:anchor-type="paragraph" svg:width="79.43mm" draw:z-index="2"><draw:text-box fo:min-height="47.73mm"><text:p text:style-name="Darktable_20_caption"><draw:frame draw:style-name="fr5" draw:name="graphics2" text:anchor-type="paragraph" svg:x="11.71mm" svg:y="0mm" svg:width="56mm" svg:height="55.6mm" draw:z-index="3"><draw:image xlink:href="../images/thumbnail.png" xlink:type="simple" xlink:show="embed" xlink:actuate="onLoad"/></draw:frame>Figure <text:sequence text:ref-name="refFigure13"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6" draw:name="graphics3" text:anchor-type="as-char" svg:y="-3.83mm" svg:width="4mm" svg:height="4mm" draw:z-index="4"><draw:image xlink:href="../../../symbols/stack.png" xlink:type="simple" xlink:show="embed" xlink:actuate="onLoad"/></draw:frame>). The bottom area of the frame shows the rating (3 of 5) given to the picture. To rate a picture we can simply click on the start that represents the increasing rate we give to the image. If the rate is 1 star, clicking on the first star will make the picture unstarred.</text:p>
      <text:p text:style-name="Darktable_20_text"><text:soft-page-break/>It is also possible to flag of a picture as rejected pressing the small <draw:frame draw:style-name="fr7" draw:name="graphics4" text:anchor-type="as-char" svg:width="4mm" svg:height="3.88mm" draw:z-index="13"><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number-columns-repeated="2"/>
        <table:table-row>
          <table:table-cell table:style-name="Table1.A1" office:value-type="float" office:value="40548">
            <text:p text:style-name="P4">1-5</text:p>
          </table:table-cell>
          <table:table-cell table:style-name="Table1.B1" office:value-type="string">
            <text:p text:style-name="P4">Change the rating from 1 to 5 stars. If pressed when rate is 1 the image becomes unrated.</text:p>
          </table:table-cell>
        </table:table-row>
        <table:table-row>
          <table:table-cell table:style-name="Table1.A2" office:value-type="string">
            <text:p text:style-name="P4">F1-F5</text:p>
          </table:table-cell>
          <table:table-cell table:style-name="Table1.B2" office:value-type="string">
            <text:p text:style-name="P4">Toggle the colorlabel of the image: F1: red, F2: yellow, F3: green, F4: blue, F5: purple.</text:p>
          </table:table-cell>
        </table:table-row>
        <table:table-row>
          <table:table-cell table:style-name="Table1.A2" office:value-type="string">
            <text:p text:style-name="P4">Ctrl-c</text:p>
          </table:table-cell>
          <table:table-cell table:style-name="Table1.B2" office:value-type="string">
            <text:p text:style-name="P4">Copy the historystack of the image in the clipboard.</text:p>
          </table:table-cell>
        </table:table-row>
        <table:table-row>
          <table:table-cell table:style-name="Table1.A2" office:value-type="string">
            <text:p text:style-name="P4">Ctrl-v</text:p>
          </table:table-cell>
          <table:table-cell table:style-name="Table1.B2" office:value-type="string">
            <text:p text:style-name="P4">Paste (apply) the historystack from the clipboard to the image.</text:p>
          </table:table-cell>
        </table:table-row>
        <table:table-row>
          <table:table-cell table:style-name="Table1.A2" office:value-type="string">
            <text:p text:style-name="P4">e</text:p>
          </table:table-cell>
          <table:table-cell table:style-name="Table1.B2" office:value-type="string">
            <text:p text:style-name="P4">Open the image in darkroom for development.</text:p>
          </table:table-cell>
        </table:table-row>
        <table:table-row>
          <table:table-cell table:style-name="Table1.A2" office:value-type="string">
            <text:p text:style-name="P4">z</text:p>
          </table:table-cell>
          <table:table-cell table:style-name="Table1.B2" office:value-type="string">
            <text:p text:style-name="P4">Show the image in full screen mode.</text:p>
          </table:table-cell>
        </table:table-row>
      </table:table>
      <text:p text:style-name="P2">An image can be selected clicking the left button on its frame and multiple images can be selected holding <text:span text:style-name="Darktable_20_emphasis"><text:span text:style-name="T1">Ctrl</text:span></text:span> when selecting.</text:p>
      <text:p text:style-name="P2">There are two ways the light table displays thumbnails: file system and zoomable. When in file system mode, images can be scrolled up and down with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 Also 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a single strip that can be navigated and moved in different ways. One is to use the arrow keys: the up and down keys move the strip down and up; the left and right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 as needed.</text:p>
      <text:h text:style-name="Darktable_20_heading_20_2" text:outline-level="3">Top Bar</text:h>
      <text:p text:style-name="Darktable_20_text">The top bar has three purposes: </text:p>
      <text:list xml:id="list140066221" text:style-name="L1">
        <text:list-item>
          <text:p text:style-name="P1">apply or remove colort labeling;</text:p>
        </text:list-item>
        <text:list-item>
          <text:p text:style-name="P1">specify sorting and filtering for the images to show in the light table;</text:p>
        </text:list-item>
        <text:list-item>
          <text:p text:style-name="P1">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draw:frame draw:style-name="fr3" draw:name="Frame3" text:anchor-type="paragraph" svg:x="16.19mm" svg:y="0.05mm" svg:width="134.09mm" draw:z-index="11"><draw:text-box fo:min-height="61.63mm"><text:p text:style-name="Darktable_20_caption"><draw:frame draw:style-name="fr10" draw:name="graphics11" text:anchor-type="paragraph" svg:x="0.04mm" svg:y="0.02mm" svg:width="134.09mm" style:rel-width="100%" svg:height="61.63mm" style:rel-height="scale" draw:z-index="12"><draw:image xlink:href="../images/topbar.png" xlink:type="simple" xlink:show="embed" xlink:actuate="onLoad" draw:filter-name="&lt;All formats&gt;"/></draw:frame>Figure <text:sequence text:ref-name="refFigure0"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0">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7" draw:name="graphics12" text:anchor-type="as-char" svg:width="3.42mm" svg:height="3.42mm" draw:z-index="14"><draw:image xlink:href="Pictures/100002010000000D0000000D2D1BB181.png" xlink:type="simple" xlink:show="embed" xlink:actuate="onLoad"/></draw:frame>. In most of the cases default settings are appropriate and we do not need to change any parameter. A detailed description of the settings will be presented in <text:span text:style-name="T2">TBD</text:span><text:span text:style-name="T2"><office:annotation><dc:creator>Stefano Fornari</dc:creator><dc:date>2011-03-27T18:10:09</dc:date><text:p text:style-name="P5"><text:span text:style-name="T3">In the advanced topics section</text:span></text:p></office:annotation></text:span>.</text:p>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12H28M45S</meta:editing-duration>
    <meta:editing-cycles>23</meta:editing-cycles>
    <meta:generator>OpenOffice.org/3.2$Linux OpenOffice.org_project/320m12$Build-9483</meta:generator>
    <meta:initial-creator>stefano fornari</meta:initial-creator>
    <dc:date>2011-03-27T18:10:22</dc:date>
    <dc:creator>Stefano Fornari</dc:creator>
    <meta:document-statistic meta:table-count="3" meta:image-count="12" meta:object-count="0" meta:page-count="4" meta:paragraph-count="46" meta:word-count="1149" meta:character-count="6451"/>
  </office:meta>
</office:document-meta>
</file>